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164350112225143532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930190529170854965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875271742665211018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  <text:p text:style-name="P9"/>
      <text:p text:style-name="P8">Sun 4/10/16 <text:span text:style-name="T1">5.5 miles</text:span></text:p>
      <text:p text:style-name="P8">½ mile jog</text:p>
      <text:p text:style-name="P8">On treadmill: ½ mile in 5:00, 4 miles at 9:00/mi, ½ mile in 5:00</text:p>
      <text:p text:style-name="P8"/>
      <text:p text:style-name="P8">Mon 4/11/16 <text:span text:style-name="T1">2.5 miles</text:span></text:p>
      <text:p text:style-name="P8">I ran 2.5 miles on roads and outdoor track at about 10:00/mi.</text:p>
      <text:p text:style-name="P8"/>
      <text:p text:style-name="P8">Tues 4/12/16 <text:span text:style-name="T1">3 miles</text:span></text:p>
      <text:p text:style-name="P8">I ran 3 miles on roads and outdoor track at about 10:10/mi.</text:p>
      <text:p text:style-name="P8"/>
      <text:p text:style-name="P8">Wed 4/13/16 5<text:span text:style-name="T1"> miles</text:span></text:p>
      <text:p text:style-name="P8">I ran 5 miles on roads and outdoor track at about 10:28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3T13:42:29.97</dc:date>
    <dc:creator>James Lombardi</dc:creator>
    <meta:editing-duration>PT14H23M22S</meta:editing-duration>
    <meta:editing-cycles>64</meta:editing-cycles>
    <meta:document-statistic meta:table-count="0" meta:image-count="0" meta:object-count="0" meta:page-count="8" meta:paragraph-count="254" meta:word-count="2674" meta:character-count="13407"/>
  </office:meta>
</office:document-meta>
</file>